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JcaConsumerEndpoint.getBootstrap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JcaConsumerEndpoint.valid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BootstrapContext.createTi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ootstrapContext.getWork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JcaConsumerEndpoint.setBootstrapContext( BootstrapContext bootstrap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JcaConsumerEndpoint.onMessage( Message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msJcaConsumerEndpoint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sJcaConsumerEndpoint.star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msJcaConsumerEndpoint.getActivationSp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JcaConsumerEndpoint.setResourceAdapter( ResourceAdapter resourceAdap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JcaConsumerEndpoint.setActivationSpec( ActivationSpec activationSp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ootstrapContext.getXATermin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JcaConsumerEndpoint.getResource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ootstrapContext.SimpleBootstrapContext( WorkManager work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JcaConsumerEndpoint.getLocation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